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fo:font-size="16pt" fo:language="it" fo:country="IT" fo:font-weight="bold" officeooo:rsid="0006e28a" officeooo:paragraph-rsid="0006e28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paragraph-rsid="0010dc94"/>
    </style:style>
    <style:style style:name="P3" style:family="paragraph" style:parent-style-name="Standard">
      <style:text-properties officeooo:paragraph-rsid="0051d04a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fo:language="it" fo:country="IT" fo:font-style="normal" fo:font-weight="normal" officeooo:rsid="00124946" officeooo:paragraph-rsid="0010dc94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top="0.0791in" fo:margin-bottom="0.0791in" loext:contextual-spacing="false"/>
      <style:text-properties fo:language="it" fo:country="IT" officeooo:rsid="0001563a" officeooo:paragraph-rsid="0006e28a"/>
    </style:style>
    <style:style style:name="P6" style:family="paragraph" style:parent-style-name="Standard">
      <style:paragraph-properties fo:margin-top="0.0791in" fo:margin-bottom="0.0791in" loext:contextual-spacing="false"/>
      <style:text-properties fo:language="it" fo:country="IT" officeooo:rsid="0001563a" officeooo:paragraph-rsid="0001563a"/>
    </style:style>
    <style:style style:name="P7" style:family="paragraph" style:parent-style-name="Standard">
      <style:paragraph-properties fo:margin-top="0.0791in" fo:margin-bottom="0.0791in" loext:contextual-spacing="false"/>
      <style:text-properties fo:language="it" fo:country="IT" officeooo:rsid="0002946e" officeooo:paragraph-rsid="0006e28a"/>
    </style:style>
    <style:style style:name="P8" style:family="paragraph" style:parent-style-name="Standard">
      <style:paragraph-properties fo:margin-top="0.0791in" fo:margin-bottom="0.0791in" loext:contextual-spacing="false"/>
      <style:text-properties fo:language="it" fo:country="IT" officeooo:rsid="0002946e" officeooo:paragraph-rsid="001805b1"/>
    </style:style>
    <style:style style:name="P9" style:family="paragraph" style:parent-style-name="Standard">
      <style:paragraph-properties fo:margin-top="0.0791in" fo:margin-bottom="0.0791in" loext:contextual-spacing="false"/>
      <style:text-properties fo:language="it" fo:country="IT" officeooo:rsid="0006e28a" officeooo:paragraph-rsid="0006e28a"/>
    </style:style>
    <style:style style:name="P10" style:family="paragraph" style:parent-style-name="Standard">
      <style:paragraph-properties fo:margin-top="0.0791in" fo:margin-bottom="0.0791in" loext:contextual-spacing="false"/>
      <style:text-properties fo:language="it" fo:country="IT" officeooo:rsid="0006e28a" officeooo:paragraph-rsid="002f9786"/>
    </style:style>
    <style:style style:name="P11" style:family="paragraph" style:parent-style-name="Standard">
      <style:paragraph-properties fo:margin-top="0.0791in" fo:margin-bottom="0.0791in" loext:contextual-spacing="false"/>
      <style:text-properties fo:language="it" fo:country="IT" officeooo:rsid="000ac6f2" officeooo:paragraph-rsid="000ac6f2"/>
    </style:style>
    <style:style style:name="P12" style:family="paragraph" style:parent-style-name="Standard">
      <style:paragraph-properties fo:margin-top="0.0791in" fo:margin-bottom="0.0791in" loext:contextual-spacing="false"/>
      <style:text-properties fo:language="it" fo:country="IT" officeooo:rsid="000ac6f2" officeooo:paragraph-rsid="003cc386"/>
    </style:style>
    <style:style style:name="P13" style:family="paragraph" style:parent-style-name="Standard">
      <style:paragraph-properties fo:margin-top="0.0791in" fo:margin-bottom="0.0791in" loext:contextual-spacing="false"/>
      <style:text-properties fo:language="it" fo:country="IT" officeooo:rsid="000bf117" officeooo:paragraph-rsid="000bf117"/>
    </style:style>
    <style:style style:name="P14" style:family="paragraph" style:parent-style-name="Standard">
      <style:paragraph-properties fo:margin-top="0.0791in" fo:margin-bottom="0.0791in" loext:contextual-spacing="false"/>
      <style:text-properties fo:language="it" fo:country="IT" officeooo:rsid="000bf117" officeooo:paragraph-rsid="0035b655"/>
    </style:style>
    <style:style style:name="P15" style:family="paragraph" style:parent-style-name="Standard">
      <style:paragraph-properties fo:margin-top="0.0791in" fo:margin-bottom="0.0791in" loext:contextual-spacing="false"/>
      <style:text-properties fo:language="it" fo:country="IT" officeooo:rsid="000d74fc" officeooo:paragraph-rsid="000d74fc"/>
    </style:style>
    <style:style style:name="P16" style:family="paragraph" style:parent-style-name="Standard">
      <style:paragraph-properties fo:margin-top="0.0791in" fo:margin-bottom="0.0791in" loext:contextual-spacing="false"/>
      <style:text-properties style:font-name="Liberation Serif" fo:font-size="12pt" fo:language="it" fo:country="IT" fo:font-weight="normal" officeooo:rsid="00406001" officeooo:paragraph-rsid="0040600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.0791in" fo:margin-bottom="0.0791in" loext:contextual-spacing="false"/>
      <style:text-properties style:font-name="Liberation Serif" fo:font-size="12pt" fo:font-weight="normal" officeooo:rsid="00406001" officeooo:paragraph-rsid="0040600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.0791in" fo:margin-bottom="0.0791in" loext:contextual-spacing="false" fo:text-align="justify" style:justify-single-word="false"/>
      <style:text-properties officeooo:paragraph-rsid="0056791c"/>
    </style:style>
    <style:style style:name="P19" style:family="paragraph" style:parent-style-name="Standard">
      <style:paragraph-properties fo:text-align="center" style:justify-single-word="false"/>
      <style:text-properties fo:font-size="14pt" fo:language="it" fo:country="IT" fo:font-weight="bold" officeooo:rsid="0006e28a" officeooo:paragraph-rsid="0051d04a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.0791in" fo:margin-bottom="0.0791in" loext:contextual-spacing="false"/>
      <style:text-properties fo:language="it" fo:country="IT" officeooo:rsid="0002946e" officeooo:paragraph-rsid="0060260e"/>
    </style:style>
    <style:style style:name="P21" style:family="paragraph" style:parent-style-name="Standard">
      <style:paragraph-properties fo:margin-top="0.0791in" fo:margin-bottom="0.0791in" loext:contextual-spacing="false"/>
      <style:text-properties fo:language="it" fo:country="IT" officeooo:rsid="0006e28a" officeooo:paragraph-rsid="00714c00"/>
    </style:style>
    <style:style style:name="P22" style:family="paragraph" style:parent-style-name="Standard">
      <style:paragraph-properties fo:margin-top="0.0791in" fo:margin-bottom="0.0791in" loext:contextual-spacing="false"/>
      <style:text-properties fo:language="it" fo:country="IT" officeooo:rsid="0006e28a" officeooo:paragraph-rsid="002f9786"/>
    </style:style>
    <style:style style:name="P23" style:family="paragraph" style:parent-style-name="Standard">
      <style:paragraph-properties fo:margin-top="0.0791in" fo:margin-bottom="0.0791in" loext:contextual-spacing="false"/>
      <style:text-properties officeooo:paragraph-rsid="002f9786"/>
    </style:style>
    <style:style style:name="P24" style:family="paragraph" style:parent-style-name="Standard">
      <style:paragraph-properties fo:margin-top="0.0791in" fo:margin-bottom="0.0791in" loext:contextual-spacing="false"/>
      <style:text-properties officeooo:paragraph-rsid="00782a19"/>
    </style:style>
    <style:style style:name="P25" style:family="paragraph" style:parent-style-name="Standard">
      <style:paragraph-properties fo:margin-top="0.0791in" fo:margin-bottom="0.0791in" loext:contextual-spacing="false" fo:text-align="center" style:justify-single-word="false"/>
      <style:text-properties style:font-name="Liberation Serif" fo:font-size="14pt" fo:language="it" fo:country="IT" fo:font-weight="bold" officeooo:rsid="007a8bdd" officeooo:paragraph-rsid="007a8bdd" style:font-size-asian="12.25pt" style:font-weight-asian="bold" style:font-size-complex="14pt" style:font-weight-complex="bold"/>
    </style:style>
    <style:style style:name="T1" style:family="text">
      <style:text-properties officeooo:rsid="0002946e"/>
    </style:style>
    <style:style style:name="T2" style:family="text">
      <style:text-properties officeooo:rsid="0006e28a"/>
    </style:style>
    <style:style style:name="T3" style:family="text">
      <style:text-properties style:font-name="Liberation Serif" fo:font-size="12pt" fo:language="it" fo:country="IT" fo:font-style="normal" fo:font-weight="normal" officeooo:rsid="0010dc94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erif" fo:font-size="12pt" fo:language="it" fo:country="IT" fo:font-style="normal" fo:font-weight="normal" officeooo:rsid="00124946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erif" fo:font-size="12pt" fo:language="it" fo:country="IT" fo:font-style="normal" fo:font-weight="normal" officeooo:rsid="003dfe49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erif" fo:font-size="12pt" fo:language="it" fo:country="IT" fo:font-style="normal" fo:font-weight="normal" officeooo:rsid="0013cf17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2pt" fo:language="it" fo:country="IT" fo:font-style="normal" fo:font-weight="normal" officeooo:rsid="0014f04d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erif" fo:font-size="12pt" fo:language="it" fo:country="IT" fo:font-style="normal" fo:font-weight="normal" officeooo:rsid="00139aed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erif" fo:font-size="12pt" fo:language="it" fo:country="IT" fo:font-style="normal" fo:font-weight="normal" officeooo:rsid="003e7347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2pt" fo:language="it" fo:country="IT" fo:font-style="normal" fo:font-weight="normal" officeooo:rsid="003ed6a9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erif" fo:font-size="12pt" fo:language="it" fo:country="IT" fo:font-style="normal" fo:font-weight="normal" officeooo:rsid="0054f185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Liberation Serif" fo:font-size="12pt" fo:language="it" fo:country="IT" fo:font-style="normal" fo:font-weight="normal" officeooo:rsid="005de862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iberation Serif" fo:font-size="12pt" fo:language="it" fo:country="IT" fo:font-style="normal" fo:font-weight="normal" officeooo:rsid="0010dc94" style:font-size-asian="12pt" style:font-style-asian="normal" style:font-weight-asian="normal" style:font-size-complex="12pt" style:font-style-complex="normal"/>
    </style:style>
    <style:style style:name="T14" style:family="text">
      <style:text-properties style:font-name="Liberation Serif" fo:font-size="12pt" fo:language="it" fo:country="IT" fo:font-style="normal" fo:font-weight="normal" officeooo:rsid="00406001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language="it" fo:country="IT" fo:font-style="italic" fo:font-weight="normal" officeooo:rsid="0010dc94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font-name="Liberation Serif" fo:font-size="12pt" fo:language="it" fo:country="IT" fo:font-style="italic" fo:font-weight="normal" officeooo:rsid="005de862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style:font-name="Liberation Serif" fo:font-size="12pt" fo:language="it" fo:country="I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style:font-name="Liberation Serif" fo:font-size="12pt" fo:language="it" fo:country="IT" fo:font-style="italic" fo:font-weight="bold" officeooo:rsid="0010dc94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style:font-name="Liberation Serif" fo:font-size="12pt" fo:language="it" fo:country="IT" fo:font-style="italic" fo:font-weight="bold" officeooo:rsid="0013cf17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style:font-name="Liberation Serif" fo:font-size="12pt" fo:language="it" fo:country="IT" fo:font-weight="normal" officeooo:rsid="0051d04a" style:font-size-asian="10.5pt" style:font-weight-asian="normal" style:font-size-complex="12pt" style:font-weight-complex="normal"/>
    </style:style>
    <style:style style:name="T21" style:family="text">
      <style:text-properties style:font-name="Liberation Serif" fo:font-size="14pt" fo:language="it" fo:country="IT" fo:font-style="normal" fo:font-weight="bold" officeooo:rsid="00406001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style:font-name="Liberation Serif" fo:font-size="14pt" fo:language="it" fo:country="IT" fo:font-weight="bold" officeooo:rsid="00406001" style:font-size-asian="14pt" style:font-weight-asian="bold" style:font-size-complex="14pt" style:font-weight-complex="bold"/>
    </style:style>
    <style:style style:name="T23" style:family="text">
      <style:text-properties officeooo:rsid="002f9786"/>
    </style:style>
    <style:style style:name="T24" style:family="text">
      <style:text-properties fo:font-size="12pt" fo:language="it" fo:country="IT" fo:font-weight="normal" officeooo:rsid="0010dc94" style:font-size-asian="12pt" style:font-weight-asian="normal" style:font-size-complex="12pt" style:font-weight-complex="normal"/>
    </style:style>
    <style:style style:name="T25" style:family="text">
      <style:text-properties fo:font-size="12pt" fo:language="it" fo:country="IT" fo:font-style="normal" fo:font-weight="normal" officeooo:rsid="0010dc94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language="it" fo:country="IT" fo:font-style="italic" fo:font-weight="normal" officeooo:rsid="0010dc94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language="it" fo:country="IT"/>
    </style:style>
    <style:style style:name="T28" style:family="text">
      <style:text-properties fo:language="it" fo:country="IT" officeooo:rsid="0006e28a"/>
    </style:style>
    <style:style style:name="T29" style:family="text">
      <style:text-properties fo:language="it" fo:country="IT" officeooo:rsid="002f9786"/>
    </style:style>
    <style:style style:name="T30" style:family="text">
      <style:text-properties fo:language="it" fo:country="IT" officeooo:rsid="007359ec"/>
    </style:style>
    <style:style style:name="T31" style:family="text">
      <style:text-properties fo:language="it" fo:country="IT" officeooo:rsid="000718a1"/>
    </style:style>
    <style:style style:name="T32" style:family="text">
      <style:text-properties fo:language="it" fo:country="IT" officeooo:rsid="00782a19"/>
    </style:style>
    <style:style style:name="T33" style:family="text">
      <style:text-properties fo:language="it" fo:country="IT" officeooo:rsid="00684141"/>
    </style:style>
    <style:style style:name="T34" style:family="text">
      <style:text-properties fo:language="it" fo:country="IT" officeooo:rsid="0079f526"/>
    </style:style>
    <style:style style:name="T35" style:family="text">
      <style:text-properties officeooo:rsid="006e2b5c"/>
    </style:style>
    <style:style style:name="T36" style:family="text">
      <style:text-properties officeooo:rsid="00714c00"/>
    </style:style>
    <style:style style:name="T37" style:family="text">
      <style:text-properties officeooo:rsid="0072d1d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mantica operazionale</text:p>
      <text:p text:style-name="P1"/>
      <text:p text:style-name="P2"><text:span text:style-name="T24">Siano </text:span><text:span text:style-name="T25">env</text:span><text:span text:style-name="T26"> </text:span><text:span text:style-name="T25">un ambiente di tipo evT e sia</text:span><text:span text:style-name="T3"> </text:span><text:span text:style-name="T15"><text:s/></text:span><text:span text:style-name="T18">env </text:span><text:span text:style-name="T17">▹ </text:span><text:span text:style-name="T18">exp</text:span><text:span text:style-name="T13"> la notazione per indicare che l’espressione exp viene valutata rispetto ad </text:span><text:span text:style-name="T3">env</text:span><text:span text:style-name="T15">.</text:span><text:span text:style-name="T3"> Dett</text:span><text:span text:style-name="T9">e</text:span><text:span text:style-name="T3"> </text:span><text:span text:style-name="T4">inoltre</text:span><text:span text:style-name="T3"> </text:span><text:span text:style-name="T18">exp ⇒ evT</text:span><text:span text:style-name="T3"> </text:span><text:span text:style-name="T5">la</text:span><text:span text:style-name="T3"> valutazione dell’espressione </text:span><text:span text:style-name="T4">ad un denotabile </text:span><text:span text:style-name="T6">e </text:span><text:span text:style-name="T19">:type</text:span><text:span text:style-name="T6"> l’annotazione di tipo associata ad un </text:span><text:span text:style-name="T7">denotabile </text:span><text:span text:style-name="T12">(si noti che l’interprete accetta solo </text:span><text:span text:style-name="T16">“int”, “bool” e “string”</text:span><text:span text:style-name="T4"> </text:span><text:span text:style-name="T12">come tipi di Set)</text:span><text:span text:style-name="T4"> al fine di </text:span><text:span text:style-name="T8">estendere il linguaggio con</text:span><text:span text:style-name="T4"> insiemi </text:span><text:span text:style-name="T10">e stringhe </text:span><text:span text:style-name="T4">definisco la seguente serie di regole </text:span><text:span text:style-name="T11">semantiche</text:span><text:span text:style-name="T4">.</text:span></text:p>
      <text:p text:style-name="P4"/>
      <text:p text:style-name="P19">Regole di inferenza</text:p>
      <text:p text:style-name="P18"><text:span text:style-name="T14">Stringhe</text:span><text:span text:style-name="T21"> </text:span><text:span text:style-name="T21"><draw:frame draw:style-name="fr1" draw:name="Object23" text:anchor-type="as-char" svg:y="-0.2437in" svg:width="2.0055in" svg:height="0.4083in" draw:z-index="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3"><text:span text:style-name="T20">Set vuoto</text:span><text:span text:style-name="T22"><draw:frame draw:style-name="fr1" draw:name="Object1" text:anchor-type="as-char" svg:y="-0.2598in" svg:width="2.0398in" svg:height="0.4244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16">Concat, dove ^ è l’operazione di concatenazione di stringhe</text:p>
      <text:p text:style-name="P17"><text:span text:style-name="T27"><text:s/></text:span><text:span text:style-name="T27"><draw:frame draw:style-name="fr1" draw:name="Object24" text:anchor-type="as-char" svg:y="-0.3398in" svg:width="3.8799in" svg:height="0.6319in" draw:z-index="4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5"><text:span text:style-name="T2">Singleton</text:span><draw:frame draw:style-name="fr1" draw:name="Object2" text:anchor-type="as-char" svg:y="-0.3319in" svg:width="2.2874in" svg:height="0.6165in" draw:z-index="10"><draw:object xlink:href="./Object 2" xlink:type="simple" xlink:show="embed" xlink:actuate="onLoad"/><draw:image xlink:href="./ObjectReplacements/Object 2" xlink:type="simple" xlink:show="embed" xlink:actuate="onLoad"/></draw:frame></text:p>
      <text:p text:style-name="P6"><text:span text:style-name="T2">Set</text:span><draw:frame draw:style-name="fr1" draw:name="Object3" text:anchor-type="as-char" svg:y="-0.3465in" svg:width="2.4839in" svg:height="0.6583in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9">IsEmpty, divisa tra valutazione true e false</text:p>
      <text:p text:style-name="P7"><draw:frame draw:style-name="fr1" draw:name="Object6" text:anchor-type="as-char" svg:y="-0.3398in" svg:width="3.0201in" svg:height="0.6319in" draw:z-index="5"><draw:object xlink:href="./Object 6" xlink:type="simple" xlink:show="embed" xlink:actuate="onLoad"/><draw:image xlink:href="./ObjectReplacements/Object 6" xlink:type="simple" xlink:show="embed" xlink:actuate="onLoad"/></draw:frame>, <draw:frame draw:style-name="fr1" draw:name="Object7" text:anchor-type="as-char" svg:y="-0.4547in" svg:width="3.072in" svg:height="0.8626in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9">Contains, divisa tra valutazione true e false</text:p>
      <text:p text:style-name="P20"><draw:frame draw:style-name="fr1" draw:name="Object8" text:anchor-type="as-char" svg:y="-0.5508in" svg:width="3.4575in" svg:height="1.0543in" draw:z-index="6"><draw:object xlink:href="./Object 8" xlink:type="simple" xlink:show="embed" xlink:actuate="onLoad"/><draw:image xlink:href="./ObjectReplacements/Object 8" xlink:type="simple" xlink:show="embed" xlink:actuate="onLoad"/></draw:frame>,</text:p>
      <text:p text:style-name="P20"><draw:frame draw:style-name="fr1" draw:name="Object9" text:anchor-type="as-char" svg:y="-0.5508in" svg:width="3.5098in" svg:height="1.0543in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P8"><text:soft-page-break/><text:span text:style-name="T2">Insert</text:span><draw:frame draw:style-name="fr1" draw:name="Object4" text:anchor-type="as-char" svg:y="-0.539in" svg:width="3.5736in" svg:height="1.0425in" draw:z-index="12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8"><text:span text:style-name="T2">Remove</text:span><draw:frame draw:style-name="fr1" draw:name="Object5" text:anchor-type="as-char" svg:y="-0.539in" svg:width="3.6417in" svg:height="1.0425in" draw:z-index="1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4"><text:span text:style-name="T28">Subset, </text:span><text:span text:style-name="T31">divisa nei tre casi: a ⊆ b, <text:s/>a ⊈ b </text:span><text:span text:style-name="T32">e se</text:span><text:span text:style-name="T31"> </text:span><text:span text:style-name="T33">i tipi di a e di b sono diversi, quindi </text:span><text:span text:style-name="T34">a non può essere sottoinsieme di b</text:span></text:p>
      <text:p text:style-name="P7"><draw:frame draw:style-name="fr1" draw:name="Object10" text:anchor-type="as-char" svg:y="-0.7902in" svg:width="4.1646in" svg:height="1.5339in" draw:z-index="16"><draw:object xlink:href="./Object 10" xlink:type="simple" xlink:show="embed" xlink:actuate="onLoad"/><draw:image xlink:href="./ObjectReplacements/Object 10" xlink:type="simple" xlink:show="embed" xlink:actuate="onLoad"/></draw:frame>,</text:p>
      <text:p text:style-name="P7"><text:s/><draw:frame draw:style-name="fr1" draw:name="Object11" text:anchor-type="as-char" svg:y="-0.6807in" svg:width="4.8417in" svg:height="1.3134in" draw:z-index="17"><draw:object xlink:href="./Object 11" xlink:type="simple" xlink:show="embed" xlink:actuate="onLoad"/><draw:image xlink:href="./ObjectReplacements/Object 11" xlink:type="simple" xlink:show="embed" xlink:actuate="onLoad"/></draw:frame>,</text:p>
      <text:p text:style-name="P7"><text:s text:c="2"/><draw:frame draw:style-name="fr1" draw:name="Object12" text:anchor-type="as-char" svg:y="-0.461in" svg:width="4.2165in" svg:height="0.8752in" draw:z-index="1"><draw:object xlink:href="./Object 12" xlink:type="simple" xlink:show="embed" xlink:actuate="onLoad"/><draw:image xlink:href="./ObjectReplacements/Object 12" xlink:type="simple" xlink:show="embed" xlink:actuate="onLoad"/></draw:frame></text:p>
      <text:p text:style-name="P21">SetMin: <text:span text:style-name="T35">minimo elemento del Set utilizzando l’usuale ordinamento per gli interi, la convenzione Bool(false) &lt; Bool(true) per booleani e l’ordinamento lessicografico per le String. <text:s/></text:span><text:span text:style-name="T36">Se il Set è</text:span><text:span text:style-name="T23"> vuoto allora ritorna Unbound, specializzato per il tipo del set considerato: </text:span><text:span text:style-name="T37">UnboundInt, UnboundBool, UnboundString.</text:span></text:p>
      <text:p text:style-name="P10"><text:span text:style-name="T1"><draw:frame draw:style-name="fr1" draw:name="Object13" text:anchor-type="as-char" svg:y="-0.5634in" svg:width="2.4634in" svg:height="1.0791in" draw:z-index="18"><draw:object xlink:href="./Object 13" xlink:type="simple" xlink:show="embed" xlink:actuate="onLoad"/><draw:image xlink:href="./ObjectReplacements/Object 13" xlink:type="simple" xlink:show="embed" xlink:actuate="onLoad"/></draw:frame></text:span><text:span text:style-name="T1">, </text:span><text:span text:style-name="T1"><draw:frame draw:style-name="fr1" draw:name="Object21" text:anchor-type="as-char" svg:y="-0.4547in" svg:width="3.0165in" svg:height="0.8626in" draw:z-index="19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23"><text:span text:style-name="T28">SetM</text:span><text:span text:style-name="T29">ax</text:span><text:span text:style-name="T28">: </text:span><text:span text:style-name="T30">semantica analoga a SetMin, ma stavolta ritorno il massimo</text:span></text:p>
      <text:p text:style-name="P10"><text:soft-page-break/><text:span text:style-name="T1"><draw:frame draw:style-name="fr1" draw:name="Object14" text:anchor-type="as-char" svg:y="-0.5634in" svg:width="2.4634in" svg:height="1.0791in" draw:z-index="20"><draw:object xlink:href="./Object 14" xlink:type="simple" xlink:show="embed" xlink:actuate="onLoad"/><draw:image xlink:href="./ObjectReplacements/Object 14" xlink:type="simple" xlink:show="embed" xlink:actuate="onLoad"/></draw:frame></text:span><text:span text:style-name="T1">, </text:span><text:span text:style-name="T1"><draw:frame draw:style-name="fr1" draw:name="Object22" text:anchor-type="as-char" svg:y="-0.4547in" svg:width="3.0492in" svg:height="0.8626in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25">Semantica degli operatori funzionali</text:p>
      <text:p text:style-name="P12">Forall</text:p>
      <text:p text:style-name="P12"><text:s/><draw:frame draw:style-name="fr1" draw:name="Object15" text:anchor-type="as-char" svg:y="-0.5602in" svg:width="4.2791in" svg:height="1.0744in" draw:z-index="22"><draw:object xlink:href="./Object 15" xlink:type="simple" xlink:show="embed" xlink:actuate="onLoad"/><draw:image xlink:href="./ObjectReplacements/Object 15" xlink:type="simple" xlink:show="embed" xlink:actuate="onLoad"/></draw:frame>, </text:p>
      <text:p text:style-name="P11"><draw:frame draw:style-name="fr1" draw:name="Object16" text:anchor-type="as-char" svg:y="-0.5602in" svg:width="4.2791in" svg:height="1.0744in" draw:z-index="9"><draw:object xlink:href="./Object 16" xlink:type="simple" xlink:show="embed" xlink:actuate="onLoad"/><draw:image xlink:href="./ObjectReplacements/Object 16" xlink:type="simple" xlink:show="embed" xlink:actuate="onLoad"/></draw:frame></text:p>
      <text:p text:style-name="P14">Exists </text:p>
      <text:p text:style-name="P14"><draw:frame draw:style-name="fr1" draw:name="Object17" text:anchor-type="as-char" svg:y="-0.5602in" svg:width="4.2791in" svg:height="1.0744in" draw:z-index="23"><draw:object xlink:href="./Object 17" xlink:type="simple" xlink:show="embed" xlink:actuate="onLoad"/><draw:image xlink:href="./ObjectReplacements/Object 17" xlink:type="simple" xlink:show="embed" xlink:actuate="onLoad"/></draw:frame>,</text:p>
      <text:p text:style-name="P13"><draw:frame draw:style-name="fr1" draw:name="Object18" text:anchor-type="as-char" svg:y="-0.5602in" svg:width="4.2791in" svg:height="1.0744in" draw:z-index="11"><draw:object xlink:href="./Object 18" xlink:type="simple" xlink:show="embed" xlink:actuate="onLoad"/><draw:image xlink:href="./ObjectReplacements/Object 18" xlink:type="simple" xlink:show="embed" xlink:actuate="onLoad"/></draw:frame></text:p>
      <text:p text:style-name="P15">Filter <draw:frame draw:style-name="fr1" draw:name="Object19" text:anchor-type="as-char" svg:y="-0.5602in" svg:width="4.2791in" svg:height="1.0744in" draw:z-index="13"><draw:object xlink:href="./Object 19" xlink:type="simple" xlink:show="embed" xlink:actuate="onLoad"/><draw:image xlink:href="./ObjectReplacements/Object 19" xlink:type="simple" xlink:show="embed" xlink:actuate="onLoad"/></draw:frame></text:p>
      <text:p text:style-name="P15">Map <draw:frame draw:style-name="fr1" draw:name="Object20" text:anchor-type="as-char" svg:y="-0.6693in" svg:width="4.3043in" svg:height="1.2909in" draw:z-index="15"><draw:object xlink:href="./Object 20" xlink:type="simple" xlink:show="embed" xlink:actuate="onLoad"/><draw:image xlink:href="./ObjectReplacements/Object 20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5:48:23.215148585</meta:creation-date>
    <dc:date>2020-12-27T16:04:58.743104579</dc:date>
    <meta:editing-duration>PT13H20M20S</meta:editing-duration>
    <meta:editing-cycles>112</meta:editing-cycles>
    <meta:generator>LibreOffice/6.4.6.2$Linux_X86_64 LibreOffice_project/40$Build-2</meta:generator>
    <meta:document-statistic meta:table-count="0" meta:image-count="0" meta:object-count="24" meta:page-count="3" meta:paragraph-count="33" meta:word-count="208" meta:character-count="1255" meta:non-whitespace-character-count="1059"/>
  </office:meta>
</office:document-meta>
</file>

<file path=Object 1/content.xml><?xml version="1.0" encoding="utf-8"?>
<math xmlns="http://www.w3.org/1998/Math/MathML" display="block">
  <semantics>
    <mfrac>
      <mrow>
        <mi mathvariant="italic">env</mi>
        <mi>▹</mi>
        <mi mathvariant="italic">type</mi>
        <mo stretchy="false">⇒</mo>
        <mi mathvariant="italic">String</mi>
        <mrow>
          <mo fence="true" stretchy="false">(</mo>
          <mrow>
            <mrow>
              <mi>t</mi>
              <mi mathvariant="normal">:</mi>
              <mi mathvariant="italic">string</mi>
            </mrow>
          </mrow>
          <mo fence="true" stretchy="false">)</mo>
        </mrow>
      </mrow>
      <mrow>
        <mi mathvariant="italic">env</mi>
        <mi>▹</mi>
        <mtext>EmptySet</mtext>
        <mrow>
          <mo fence="true" stretchy="false">(</mo>
          <mrow>
            <mi mathvariant="italic">type</mi>
          </mrow>
          <mo fence="true" stretchy="false">)</mo>
        </mrow>
        <mo stretchy="false">⇒</mo>
        <mi mathvariant="normal">∅</mi>
        <mi mathvariant="normal">:</mi>
        <mi>t</mi>
      </mrow>
    </mfrac>
    <annotation encoding="StarMath 5.0">{env ▹ type drarrow String(t:string)}
over
{env ▹ "EmptySet"( type) drarrow emptyset:t}</annotation>
  </semantics>
</math>
</file>

<file path=Object 10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n>1</mn>
            <mo stretchy="false">⇒</mo>
            <mi mathvariant="italic">String</mi>
            <mrow>
              <mo fence="true" stretchy="false">(</mo>
              <mrow>
                <mrow>
                  <msub>
                    <mi>t</mi>
                    <mn>1</mn>
                  </msub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type</mi>
            <mn>2</mn>
            <mo stretchy="false">⇒</mo>
            <mi mathvariant="italic">String</mi>
            <mrow>
              <mo fence="true" stretchy="false">(</mo>
              <mrow>
                <mrow>
                  <msub>
                    <mi>t</mi>
                    <mn>2</mn>
                  </msub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1</mn>
                  <mi>,</mi>
                  <mi mathvariant="italic">type</mi>
                  <mn>1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</mi>
                  </mrow>
                  <mn>1</mn>
                </mrow>
              </mrow>
              <mo fence="true" stretchy="false">}</mo>
            </mrow>
            <mi mathvariant="normal">:</mi>
            <msub>
              <mi>t</mi>
              <mn>1</mn>
            </msub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2</mn>
                  <mi>,</mi>
                  <mi mathvariant="italic">type</mi>
                  <mn>2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w</mi>
                    <mi>j</mi>
                  </msub>
                  <mi mathvariant="normal">:</mi>
                  <mrow>
                    <mi>j</mi>
                    <mo stretchy="false">∈</mo>
                    <mi mathvariant="italic">el</mi>
                  </mrow>
                  <mn>2</mn>
                </mrow>
              </mrow>
              <mo fence="true" stretchy="false">}</mo>
            </mrow>
            <mi mathvariant="normal">:</mi>
            <msub>
              <mi>t</mi>
              <mn>2</mn>
            </msub>
            <mi>,</mi>
            <mrow/>
          </mrow>
        </mtd>
      </mtr>
      <mtr>
        <mtd>
          <mrow>
            <mrow/>
            <mrow>
              <msub>
                <mi>t</mi>
                <mn>1</mn>
              </msub>
              <mo stretchy="false">=</mo>
              <msub>
                <mi>t</mi>
                <mn>2</mn>
              </msub>
            </mrow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</mi>
                      </mrow>
                      <mn>1</mn>
                    </mrow>
                  </mrow>
                  <mo fence="true" stretchy="false">}</mo>
                </mrow>
                <mo stretchy="false">⊆</mo>
                <mrow>
                  <mo fence="true" stretchy="false">{</mo>
                  <mrow>
                    <mrow>
                      <msub>
                        <mi>w</mi>
                        <mi>j</mi>
                      </msub>
                      <mi mathvariant="normal">:</mi>
                      <mrow>
                        <mi>j</mi>
                        <mo stretchy="false">∈</mo>
                        <mi mathvariant="italic">el</mi>
                      </mrow>
                      <mn>2</mn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Subset</mtext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1</mn>
                            <mi>,</mi>
                            <mi mathvariant="italic">type</mi>
                            <mn>1</mn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2</mn>
                            <mi>,</mi>
                            <mi mathvariant="italic">type</mi>
                            <mn>2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nv ▹ type1 drarrow String(t_1:string),
{  }newline{  }
env ▹ type2 drarrow String(t_2:string),
{  }newline{  }
	env ▹ Set(el1, type1) drarrow lbrace v_i : i in el1 rbrace:t_1,
	{}newline{}
	env ▹ Set(el2, type2) drarrow lbrace w_j : j in el2 rbrace:t_2,
	{}newline{}
	t_1 = t_2,
	{}newline{}
	{lbrace v_i : i in el1 rbrace subseteq lbrace w_j : j in el2 rbrace}
over 
{env ▹ "Subset"(Set(el1, type1), Set(el2, type2)) drarrow Bool(true)}</annotation>
  </semantics>
</math>
</file>

<file path=Object 11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n>1</mn>
            <mo stretchy="false">⇒</mo>
            <mi mathvariant="italic">String</mi>
            <mrow>
              <mo fence="true" stretchy="false">(</mo>
              <mrow>
                <mrow>
                  <msub>
                    <mi>t</mi>
                    <mn>1</mn>
                  </msub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type</mi>
            <mn>2</mn>
            <mo stretchy="false">⇒</mo>
            <mi mathvariant="italic">String</mi>
            <mrow>
              <mo fence="true" stretchy="false">(</mo>
              <mrow>
                <mrow>
                  <msub>
                    <mi>t</mi>
                    <mn>2</mn>
                  </msub>
                  <mi mathvariant="normal">:</mi>
                  <mi mathvariant="italic">string</mi>
                </mrow>
              </mrow>
              <mo fence="true" stretchy="false">)</mo>
            </mrow>
            <mi>,</mi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1</mn>
                  <mi>,</mi>
                  <mi mathvariant="italic">type</mi>
                  <mn>1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</mi>
                  </mrow>
                  <mn>1</mn>
                </mrow>
              </mrow>
              <mo fence="true" stretchy="false">}</mo>
            </mrow>
            <mi mathvariant="normal">:</mi>
            <msub>
              <mi>t</mi>
              <mn>1</mn>
            </msub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2</mn>
                  <mi>,</mi>
                  <mi mathvariant="italic">type</mi>
                  <mn>2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w</mi>
                    <mi>j</mi>
                  </msub>
                  <mi mathvariant="normal">:</mi>
                  <mrow>
                    <mi>j</mi>
                    <mo stretchy="false">∈</mo>
                    <mi mathvariant="italic">el</mi>
                  </mrow>
                  <mn>2</mn>
                </mrow>
              </mrow>
              <mo fence="true" stretchy="false">}</mo>
            </mrow>
            <mi mathvariant="normal">:</mi>
            <msub>
              <mi>t</mi>
              <mn>2</mn>
            </msub>
            <mi>,</mi>
            <mrow/>
          </mrow>
        </mtd>
      </mtr>
      <mtr>
        <mtd>
          <mrow>
            <mrow/>
            <mrow>
              <msub>
                <mi>t</mi>
                <mn>1</mn>
              </msub>
              <mo stretchy="false">=</mo>
              <msub>
                <mi>t</mi>
                <mn>2</mn>
              </msub>
            </mrow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</mi>
                      </mrow>
                      <mn>1</mn>
                    </mrow>
                  </mrow>
                  <mo fence="true" stretchy="false">}</mo>
                </mrow>
                <mo stretchy="false">⊈</mo>
                <mrow>
                  <mo fence="true" stretchy="false">{</mo>
                  <mrow>
                    <mrow>
                      <msub>
                        <mi>w</mi>
                        <mi>j</mi>
                      </msub>
                      <mi mathvariant="normal">:</mi>
                      <mrow>
                        <mi>j</mi>
                        <mo stretchy="false">∈</mo>
                        <mi mathvariant="italic">el</mi>
                      </mrow>
                      <mn>2</mn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Subset</mtext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1</mn>
                            <mi>,</mi>
                            <mi mathvariant="italic">type</mi>
                            <mn>1</mn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2</mn>
                            <mi>,</mi>
                            <mi mathvariant="italic">type</mi>
                            <mn>2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nv ▹ type1 drarrow String(t_1:string),
{  }newline{  }
env ▹ type2 drarrow String(t_2:string),
	env ▹ Set(el1, type1) drarrow lbrace v_i : i in el1 rbrace:t_1,
	{}newline{}
	env ▹ Set(el2, type2) drarrow lbrace w_j : j in el2 rbrace:t_2,
	{}newline{}
	t_1 = t_2,
	{}newline{}
	{lbrace v_i : i in el1 rbrace nsubseteq lbrace w_j : j in el2 rbrace}
over 
{env ▹ "Subset"(Set(el1, type1), Set(el2, type2)) drarrow Bool(false)}</annotation>
  </semantics>
</math>
</file>

<file path=Object 12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n>1</mn>
            <mo stretchy="false">⇒</mo>
            <mi mathvariant="italic">String</mi>
            <mrow>
              <mo fence="true" stretchy="false">(</mo>
              <mrow>
                <mrow>
                  <msub>
                    <mi>t</mi>
                    <mn>1</mn>
                  </msub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type</mi>
            <mn>2</mn>
            <mo stretchy="false">⇒</mo>
            <mi mathvariant="italic">String</mi>
            <mrow>
              <mo fence="true" stretchy="false">(</mo>
              <mrow>
                <mrow>
                  <msub>
                    <mi>t</mi>
                    <mn>2</mn>
                  </msub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sub>
                  <mi>t</mi>
                  <mn>1</mn>
                </msub>
                <mo stretchy="false">≠</mo>
                <msub>
                  <mi>t</mi>
                  <mn>2</mn>
                </msub>
              </mrow>
              <mrow>
                <mi mathvariant="italic">env</mi>
                <mi>▹</mi>
                <mtext>Subset</mtext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1</mn>
                            <mi>,</mi>
                            <mi mathvariant="italic">type</mi>
                            <mn>1</mn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2</mn>
                            <mi>,</mi>
                            <mi mathvariant="italic">type</mi>
                            <mn>2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nv ▹ type1 drarrow String(t_1:string),
{  }newline{  }
env ▹ type2 drarrow String(t_2:string),
{  }newline{  }
{t_1 &lt;&gt; t_2}
over 
{env ▹ "Subset"(Set(el1, type1), Set(el2, type2)) drarrow Bool(false)}</annotation>
  </semantics>
</math>
</file>

<file path=Object 13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row>
              <mrow>
                <mo fence="true" stretchy="false">{</mo>
                <mrow>
                  <mrow>
                    <msub>
                      <mi>v</mi>
                      <mi>i</mi>
                    </msub>
                    <mi mathvariant="normal">:</mi>
                    <mrow>
                      <mi>i</mi>
                      <mo stretchy="false">∈</mo>
                      <mi mathvariant="italic">els</mi>
                    </mrow>
                  </mrow>
                </mrow>
                <mo fence="true" stretchy="false">}</mo>
              </mrow>
              <mo stretchy="false">≠</mo>
              <mi mathvariant="normal">∅</mi>
            </mrow>
            <mi>,</mi>
            <mrow/>
          </mrow>
        </mtd>
      </mtr>
      <mtr>
        <mtd>
          <mrow>
            <mrow/>
            <mfrac>
              <mrow>
                <mrow>
                  <mi>w</mi>
                  <mo stretchy="false">=</mo>
                  <mi mathvariant="italic">min</mi>
                </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SetMin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>w</mi>
              </mrow>
            </mfrac>
          </mrow>
        </mtd>
      </mtr>
    </mtable>
    <annotation encoding="StarMath 5.0">env ▹ type drarrow String(t:string),
{  }newline{  }
env ▹ Set(els, type) drarrow lbrace v_i : i in els rbrace:t,
{}newline{}
lbrace v_i : i in els rbrace &lt;&gt; emptyset,
{}newline{}
{w = min lbrace v_i : i in els rbrace}
over 
{env ▹ SetMin(Set(els, type)) drarrow w}</annotation>
  </semantics>
</math>
</file>

<file path=Object 14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row>
              <mrow>
                <mo fence="true" stretchy="false">{</mo>
                <mrow>
                  <mrow>
                    <msub>
                      <mi>v</mi>
                      <mi>i</mi>
                    </msub>
                    <mi mathvariant="normal">:</mi>
                    <mrow>
                      <mi>i</mi>
                      <mo stretchy="false">∈</mo>
                      <mi mathvariant="italic">els</mi>
                    </mrow>
                  </mrow>
                </mrow>
                <mo fence="true" stretchy="false">}</mo>
              </mrow>
              <mo stretchy="false">≠</mo>
              <mi mathvariant="normal">∅</mi>
            </mrow>
            <mi>,</mi>
            <mrow/>
          </mrow>
        </mtd>
      </mtr>
      <mtr>
        <mtd>
          <mrow>
            <mrow/>
            <mfrac>
              <mrow>
                <mrow>
                  <mi>w</mi>
                  <mo stretchy="false">=</mo>
                  <mi mathvariant="italic">max</mi>
                </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SetMax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>w</mi>
              </mrow>
            </mfrac>
          </mrow>
        </mtd>
      </mtr>
    </mtable>
    <annotation encoding="StarMath 5.0">env ▹ type drarrow String(t:string),
{  }newline{  }
env ▹ Set(els, type) drarrow lbrace v_i : i in els rbrace:t,
{}newline{}
lbrace v_i : i in els rbrace &lt;&gt; emptyset,
{}newline{}
{w = max lbrace v_i : i in els rbrace}
over 
{env ▹ SetMax(Set(els, type)) drarrow w}</annotation>
  </semantics>
</math>
</file>

<file path=Object 15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 mathvariant="italic">pred</mi>
            <mo stretchy="false">⇒</mo>
            <mrow>
              <mo fence="true" stretchy="false">(</mo>
              <mrow>
                <mi mathvariant="italic">Rec</mi>
              </mrow>
              <mo fence="true" stretchy="false">)</mo>
            </mrow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row>
                          <mo fence="true" stretchy="false">(</mo>
                          <mrow>
                            <mrow>
                              <mi mathvariant="italic">decEnv</mi>
                              <mi>▹</mi>
                              <mi mathvariant="italic">FunCall</mi>
                              <mrow>
                                <mo fence="true" stretchy="false">(</mo>
                                <mrow>
                                  <mrow>
                                    <mi>f</mi>
                                    <mi>,</mi>
                                    <mi>j</mi>
                                  </mrow>
                                </mrow>
                                <mo fence="true" stretchy="false">)</mo>
                              </mrow>
                              <mo stretchy="false">⇒</mo>
                              <mi mathvariant="italic">Bool</mi>
                              <mrow>
                                <mo fence="true" stretchy="false">(</mo>
                                <mrow>
                                  <mi mathvariant="italic">true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Forall</mtext>
                <mrow>
                  <mo fence="true" stretchy="false">(</mo>
                  <mrow>
                    <mrow>
                      <mi mathvariant="italic">pred</mi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nv ▹ type drarrow String(t:string),
{  }newline{  }
env ▹ Set(els, type) drarrow lbrace v_i : i in els rbrace :t,
{  }newline{  }
env ▹ pred drarrow (Rec)FunVal(arg, body, decEnv):Bool("_") `as` f,
{  }newline{  }
{(forall j. j in lbrace v_i : i in els rbrace and (decEnv ▹ FunCall(f, j) drarrow Bool(true)))}
over
{ env ▹ "Forall"(pred, Set(els, type)) drarrow Bool(true)}</annotation>
  </semantics>
</math>
</file>

<file path=Object 16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 mathvariant="italic">pred</mi>
            <mo stretchy="false">⇒</mo>
            <mrow>
              <mo fence="true" stretchy="false">(</mo>
              <mrow>
                <mi mathvariant="italic">Rec</mi>
              </mrow>
              <mo fence="true" stretchy="false">)</mo>
            </mrow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∃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row>
                          <mo fence="true" stretchy="false">(</mo>
                          <mrow>
                            <mrow>
                              <mi mathvariant="italic">decEnv</mi>
                              <mi>▹</mi>
                              <mi mathvariant="italic">FunCall</mi>
                              <mrow>
                                <mo fence="true" stretchy="false">(</mo>
                                <mrow>
                                  <mrow>
                                    <mi>f</mi>
                                    <mi>,</mi>
                                    <mi>j</mi>
                                  </mrow>
                                </mrow>
                                <mo fence="true" stretchy="false">)</mo>
                              </mrow>
                              <mo stretchy="false">⇒</mo>
                              <mi mathvariant="italic">Bool</mi>
                              <mrow>
                                <mo fence="true" stretchy="false">(</mo>
                                <mrow>
                                  <mi mathvariant="italic">false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Forall</mtext>
                <mrow>
                  <mo fence="true" stretchy="false">(</mo>
                  <mrow>
                    <mrow>
                      <mi mathvariant="italic">pred</mi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nv ▹ type drarrow String(t:string),
{  }newline{  }
env ▹ Set(els, type) drarrow lbrace v_i : i in els rbrace:t,
{  }newline{  }
env ▹ pred drarrow (Rec)FunVal(arg, body, decEnv):Bool("_") `as` f,
{  }newline{  }
{(exists j. j in lbrace v_i : i in els rbrace and (decEnv ▹ FunCall(f, j) drarrow Bool(false)))}
over
{ env ▹ "Forall"(pred, Set(els, type)) drarrow Bool(false)}</annotation>
  </semantics>
</math>
</file>

<file path=Object 17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 mathvariant="italic">pred</mi>
            <mo stretchy="false">⇒</mo>
            <mrow>
              <mo fence="true" stretchy="false">(</mo>
              <mrow>
                <mi mathvariant="italic">Rec</mi>
              </mrow>
              <mo fence="true" stretchy="false">)</mo>
            </mrow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∃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row>
                          <mo fence="true" stretchy="false">(</mo>
                          <mrow>
                            <mrow>
                              <mi mathvariant="italic">decEnv</mi>
                              <mi>▹</mi>
                              <mi mathvariant="italic">FunCall</mi>
                              <mrow>
                                <mo fence="true" stretchy="false">(</mo>
                                <mrow>
                                  <mrow>
                                    <mi>f</mi>
                                    <mi>,</mi>
                                    <mi>j</mi>
                                  </mrow>
                                </mrow>
                                <mo fence="true" stretchy="false">)</mo>
                              </mrow>
                              <mo stretchy="false">⇒</mo>
                              <mi mathvariant="italic">Bool</mi>
                              <mrow>
                                <mo fence="true" stretchy="false">(</mo>
                                <mrow>
                                  <mi mathvariant="italic">true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Exists</mtext>
                <mrow>
                  <mo fence="true" stretchy="false">(</mo>
                  <mrow>
                    <mrow>
                      <mi mathvariant="italic">pred</mi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nv ▹ type drarrow String(t:string),
{  }newline{  }
env ▹ Set(els, type) drarrow lbrace v_i : i in els rbrace:t,
{  }newline{  }
env ▹ pred drarrow (Rec)FunVal(arg, body, decEnv):Bool("_") `as` f,
{  }newline{  }
{(exists j. j in lbrace v_i : i in els rbrace and (decEnv ▹ FunCall(f, j) drarrow Bool(true)))}
over
{ env ▹ "Exists"(pred, Set(els, type)) drarrow Bool(true)}</annotation>
  </semantics>
</math>
</file>

<file path=Object 18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 mathvariant="italic">pred</mi>
            <mo stretchy="false">⇒</mo>
            <mrow>
              <mo fence="true" stretchy="false">(</mo>
              <mrow>
                <mi mathvariant="italic">Rec</mi>
              </mrow>
              <mo fence="true" stretchy="false">)</mo>
            </mrow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row>
                          <mo fence="true" stretchy="false">(</mo>
                          <mrow>
                            <mrow>
                              <mi mathvariant="italic">decEnv</mi>
                              <mi>▹</mi>
                              <mi mathvariant="italic">FunCall</mi>
                              <mrow>
                                <mo fence="true" stretchy="false">(</mo>
                                <mrow>
                                  <mrow>
                                    <mi>f</mi>
                                    <mi>,</mi>
                                    <mi>j</mi>
                                  </mrow>
                                </mrow>
                                <mo fence="true" stretchy="false">)</mo>
                              </mrow>
                              <mo stretchy="false">⇒</mo>
                              <mi mathvariant="italic">Bool</mi>
                              <mrow>
                                <mo fence="true" stretchy="false">(</mo>
                                <mrow>
                                  <mi mathvariant="italic">false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Exists</mtext>
                <mrow>
                  <mo fence="true" stretchy="false">(</mo>
                  <mrow>
                    <mrow>
                      <mi mathvariant="italic">pred</mi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nv ▹ type drarrow String(t:string),
{  }newline{  }
env ▹ Set(els, type) drarrow lbrace v_i : i in els rbrace:t,
{  }newline{  }
env ▹ pred drarrow (Rec)FunVal(arg, body, decEnv):Bool("_") `as` f,
{  }newline{  }
{(forall j. j in lbrace v_i : i in els rbrace and (decEnv ▹ FunCall(f, j) drarrow Bool(false)))}
over
{ env ▹ "Exists"(pred, Set(els, type)) drarrow Bool(false)}</annotation>
  </semantics>
</math>
</file>

<file path=Object 19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 mathvariant="italic">pred</mi>
            <mo stretchy="false">⇒</mo>
            <mrow>
              <mo fence="true" stretchy="false">(</mo>
              <mrow>
                <mi mathvariant="italic">Rec</mi>
              </mrow>
              <mo fence="true" stretchy="false">)</mo>
            </mrow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i>x</mi>
                <mo stretchy="false">=</mo>
                <mrow>
                  <mo fence="true" stretchy="false">{</mo>
                  <mrow>
                    <mrow>
                      <mi>j</mi>
                      <mi mathvariant="normal">:</mi>
                      <mrow>
                        <mi>j</mi>
                        <mo stretchy="false">∈</mo>
                        <mrow>
                          <mrow>
                            <mo fence="true" stretchy="false">{</mo>
                            <mrow>
                              <mrow>
                                <msub>
                                  <mi>v</mi>
                                  <mi>i</mi>
                                </msub>
                                <mi mathvariant="normal">:</mi>
                                <mrow>
                                  <mi>i</mi>
                                  <mo stretchy="false">∈</mo>
                                  <mi mathvariant="italic">els</mi>
                                </mrow>
                              </mrow>
                            </mrow>
                            <mo fence="true" stretchy="false">}</mo>
                          </mrow>
                          <mo stretchy="false">∧</mo>
                          <mrow>
                            <mo fence="true" stretchy="false">(</mo>
                            <mrow>
                              <mrow>
                                <mi mathvariant="italic">decEnv</mi>
                                <mi>▹</mi>
                                <mi mathvariant="italic">FunCall</mi>
                                <mrow>
                                  <mo fence="true" stretchy="false">(</mo>
                                  <mrow>
                                    <mrow>
                                      <mi>f</mi>
                                      <mi>,</mi>
                                      <mi>j</mi>
                                    </mrow>
                                  </mrow>
                                  <mo fence="true" stretchy="false">)</mo>
                                </mrow>
                                <mo stretchy="false">⇒</mo>
                                <mi mathvariant="italic">Bool</mi>
                                <mrow>
                                  <mo fence="true" stretchy="false">(</mo>
                                  <mrow>
                                    <mi mathvariant="italic">true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Filter</mtext>
                <mrow>
                  <mo fence="true" stretchy="false">(</mo>
                  <mrow>
                    <mrow>
                      <mi mathvariant="italic">pred</mi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>x</mi>
                <mi mathvariant="normal">:</mi>
                <mi>t</mi>
              </mrow>
            </mfrac>
          </mrow>
        </mtd>
      </mtr>
    </mtable>
    <annotation encoding="StarMath 5.0">env ▹ type drarrow String(t:string),
{  }newline{  }
env ▹ Set(els, type) drarrow lbrace v_i : i in els rbrace:t,
{  }newline{  }
env ▹ pred drarrow (Rec)FunVal(arg, body, decEnv):Bool("_") `as` f,
{  }newline{  }
{x = lbrace j : 
	j in lbrace v_i : i in els rbrace and 
	(decEnv ▹ FunCall(f, j) drarrow Bool(true))
rbrace}
over
{ env ▹ "Filter"(pred, Set(els, type)) drarrow x:t}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i mathvariant="italic">env</mi>
                <mi>▹</mi>
                <mi mathvariant="italic">el</mi>
                <mo stretchy="false">⇒</mo>
                <mi>v</mi>
                <mi mathvariant="normal">:</mi>
                <mi>t</mi>
              </mrow>
              <mrow>
                <mi mathvariant="italic">env</mi>
                <mi>▹</mi>
                <mi mathvariant="italic">Singleton</mi>
                <mrow>
                  <mo fence="true" stretchy="false">(</mo>
                  <mrow>
                    <mrow>
                      <mi mathvariant="italic">el</mi>
                      <mi>,</mi>
                      <mi mathvariant="italic">type</mi>
                    </mrow>
                  </mrow>
                  <mo fence="true" stretchy="false">)</mo>
                </mrow>
                <mo stretchy="false">⇒</mo>
                <mrow>
                  <mo fence="true" stretchy="false">{</mo>
                  <mrow>
                    <mi>v</mi>
                  </mrow>
                  <mo fence="true" stretchy="false">}</mo>
                </mrow>
                <mi mathvariant="normal">:</mi>
                <mi>t</mi>
              </mrow>
            </mfrac>
          </mrow>
        </mtd>
      </mtr>
    </mtable>
    <annotation encoding="StarMath 5.0">env ▹ type drarrow String(t:string),
{  }newline{  }
{env ▹ el drarrow v:t} 
over 
{env ▹ Singleton( el, type ) drarrow 
	lbrace v rbrace:t
}</annotation>
  </semantics>
</math>
</file>

<file path=Object 20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 mathvariant="italic">funct</mi>
            <mo stretchy="false">⇒</mo>
            <mrow>
              <mo fence="true" stretchy="false">(</mo>
              <mrow>
                <mi mathvariant="italic">Rec</mi>
              </mrow>
              <mo fence="true" stretchy="false">)</mo>
            </mrow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row>
              <mo fence="true" stretchy="false">(</mo>
              <mrow>
                <mrow>
                  <mo stretchy="false">∀</mo>
                  <mi>j</mi>
                  <mi>.</mi>
                  <mrow>
                    <mi>j</mi>
                    <mo stretchy="false">∈</mo>
                    <mrow>
                      <mrow>
                        <mo fence="true" stretchy="false">{</mo>
                        <mrow>
                          <mrow>
                            <msub>
                              <mi>v</mi>
                              <mi>i</mi>
                            </msub>
                            <mi mathvariant="normal">:</mi>
                            <mrow>
                              <mi>i</mi>
                              <mo stretchy="false">∈</mo>
                              <mi mathvariant="italic">els</mi>
                            </mrow>
                          </mrow>
                        </mrow>
                        <mo fence="true" stretchy="false">}</mo>
                      </mrow>
                      <mo stretchy="false">∧</mo>
                      <mrow>
                        <mo fence="true" stretchy="false">(</mo>
                        <mrow>
                          <mrow>
                            <mi mathvariant="italic">decEnv</mi>
                            <mi>▹</mi>
                            <mi mathvariant="italic">FunCall</mi>
                            <mrow>
                              <mo fence="true" stretchy="false">(</mo>
                              <mrow>
                                <mrow>
                                  <mi>f</mi>
                                  <mi>,</mi>
                                  <mi>j</mi>
                                </mrow>
                              </mrow>
                              <mo fence="true" stretchy="false">)</mo>
                            </mrow>
                            <mo stretchy="false">⇒</mo>
                            <msub>
                              <mi>x</mi>
                              <mi>j</mi>
                            </msub>
                          </mrow>
                        </mrow>
                        <mo fence="true" stretchy="false">)</mo>
                      </mrow>
                    </mrow>
                  </mrow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i>x</mi>
                <mo stretchy="false">=</mo>
                <mrow>
                  <mo fence="true" stretchy="false">{</mo>
                  <mrow>
                    <mrow>
                      <msub>
                        <mi>x</mi>
                        <mi>j</mi>
                      </msub>
                      <mi mathvariant="normal">:</mi>
                      <mrow>
                        <mi>j</mi>
                        <mo stretchy="false">∈</mo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Map</mtext>
                <mrow>
                  <mo fence="true" stretchy="false">(</mo>
                  <mrow>
                    <mrow>
                      <mi mathvariant="italic">funct</mi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>x</mi>
                <mi mathvariant="normal">:</mi>
                <mi>t</mi>
              </mrow>
            </mfrac>
          </mrow>
        </mtd>
      </mtr>
    </mtable>
    <annotation encoding="StarMath 5.0">env ▹ type drarrow String(t:string),
{  }newline{  }
env ▹ Set(els, type) drarrow lbrace v_i : i in els rbrace:t,
{  }newline{  }
env ▹ funct drarrow (Rec)FunVal(arg, body, decEnv):Bool("_") `as` f,
{  }newline{  }
(forall j. 
	j in lbrace v_i : i in els rbrace and 
	(decEnv ▹ FunCall(f, j) drarrow x_j)
),
{  }newline{  }
{x = lbrace x_j : j in lbrace v_i : i in els rbrace rbrace}
over
{ env ▹ "Map"(funct, Set(els, type)) drarrow x:t}</annotation>
  </semantics>
</math>
</file>

<file path=Object 21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o stretchy="false">=</mo>
                <mi mathvariant="normal">∅</mi>
              </mrow>
              <mrow>
                <mi mathvariant="italic">env</mi>
                <mi>▹</mi>
                <mi mathvariant="italic">SetMin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Unbound</mi>
                <mrow>
                  <mo fence="true" stretchy="false">[</mo>
                  <mrow>
                    <mi>t</mi>
                  </mrow>
                  <mo fence="true" stretchy="false">]</mo>
                </mrow>
              </mrow>
            </mfrac>
          </mrow>
        </mtd>
      </mtr>
    </mtable>
    <annotation encoding="StarMath 5.0">env ▹ type drarrow String(t:string),
{  }newline{  }
env ▹ Set(els, type) drarrow lbrace v_i : i in els rbrace:t,
{}newline{}
{lbrace v_i : i in els rbrace =  emptyset}
over 
{env ▹ SetMin(Set(els, type)) drarrow Unbound[t]}</annotation>
  </semantics>
</math>
</file>

<file path=Object 22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o stretchy="false">=</mo>
                <mi mathvariant="normal">∅</mi>
              </mrow>
              <mrow>
                <mi mathvariant="italic">env</mi>
                <mi>▹</mi>
                <mi mathvariant="italic">SetMax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Unbound</mi>
                <mrow>
                  <mo fence="true" stretchy="false">[</mo>
                  <mrow>
                    <mi>t</mi>
                  </mrow>
                  <mo fence="true" stretchy="false">]</mo>
                </mrow>
              </mrow>
            </mfrac>
          </mrow>
        </mtd>
      </mtr>
    </mtable>
    <annotation encoding="StarMath 5.0">env ▹ type drarrow String(t:string),
{  }newline{  }
env ▹ Set(els, type) drarrow lbrace v_i : i in els rbrace:t,
{}newline{}
{lbrace v_i : i in els rbrace =  emptyset}
over 
{env ▹ SetMax(Set(els, type)) drarrow Unbound[t]}</annotation>
  </semantics>
</math>
</file>

<file path=Object 23/content.xml><?xml version="1.0" encoding="utf-8"?>
<math xmlns="http://www.w3.org/1998/Math/MathML" display="block">
  <semantics>
    <mfrac>
      <mrow>
        <mi>s</mi>
        <mi mathvariant="normal">:</mi>
        <mi mathvariant="italic">string</mi>
      </mrow>
      <mrow>
        <mi mathvariant="italic">env</mi>
        <mi>▹</mi>
        <mi mathvariant="italic">Estring</mi>
        <mrow>
          <mo fence="true" stretchy="false">(</mo>
          <mrow>
            <mi>s</mi>
          </mrow>
          <mo fence="true" stretchy="false">)</mo>
        </mrow>
        <mo stretchy="false">⇒</mo>
        <mi mathvariant="italic">String</mi>
        <mrow>
          <mo fence="true" stretchy="false">(</mo>
          <mrow>
            <mi>s</mi>
          </mrow>
          <mo fence="true" stretchy="false">)</mo>
        </mrow>
      </mrow>
    </mfrac>
    <annotation encoding="StarMath 5.0">{ s:string }
over
{env ▹ Estring( s ) drarrow String( s )}</annotation>
  </semantics>
</math>
</file>

<file path=Object 24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Estring</mi>
            <mrow>
              <mo fence="true" stretchy="false">(</mo>
              <mrow>
                <mrow>
                  <mi>s</mi>
                  <mn>1</mn>
                </mrow>
              </mrow>
              <mo fence="true" stretchy="false">)</mo>
            </mrow>
            <mo stretchy="false">⇒</mo>
            <mi mathvariant="italic">String</mi>
            <mrow>
              <mo fence="true" stretchy="false">(</mo>
              <mrow>
                <mrow>
                  <mi>x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i mathvariant="italic">env</mi>
                <mi>▹</mi>
                <mi mathvariant="italic">Estring</mi>
                <mrow>
                  <mo fence="true" stretchy="false">(</mo>
                  <mrow>
                    <mrow>
                      <mi>s</mi>
                      <mn>2</mn>
                    </mrow>
                  </mrow>
                  <mo fence="true" stretchy="false">)</mo>
                </mrow>
                <mo stretchy="false">⇒</mo>
                <mi mathvariant="italic">String</mi>
                <mrow>
                  <mo fence="true" stretchy="false">(</mo>
                  <mrow>
                    <mrow>
                      <mi>y</mi>
                      <mi mathvariant="normal">:</mi>
                      <mi mathvariant="italic">string</mi>
                    </mrow>
                  </mrow>
                  <mo fence="true" stretchy="false">)</mo>
                </mrow>
              </mrow>
              <mrow>
                <mi mathvariant="italic">env</mi>
                <mi>▹</mi>
                <mi mathvariant="italic">Concat</mi>
                <mrow>
                  <mo fence="true" stretchy="false">(</mo>
                  <mrow>
                    <mrow>
                      <mi mathvariant="italic">Estring</mi>
                      <mrow>
                        <mo fence="true" stretchy="false">(</mo>
                        <mrow>
                          <mrow>
                            <mi>s</mi>
                            <mn>1</mn>
                          </mrow>
                        </mrow>
                        <mo fence="true" stretchy="false">)</mo>
                      </mrow>
                      <mi>,</mi>
                      <mi mathvariant="italic">Estring</mi>
                      <mrow>
                        <mo fence="true" stretchy="false">(</mo>
                        <mrow>
                          <mrow>
                            <mi>s</mi>
                            <mn>2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String</mi>
                <mrow>
                  <mo fence="true" stretchy="false">(</mo>
                  <mrow>
                    <mrow>
                      <mi>x</mi>
                      <mtext>^</mtext>
                      <mi>y</mi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
env ▹ Estring( s1 ) drarrow String(x:string),
{  }newline{  }
{env ▹ Estring( s2 ) drarrow String(y:string)}
over
{env ▹ Concat( Estring(s1), Estring(s2) ) drarrow String( x"^"y )}</annotation>
  </semantics>
</math>
</file>

<file path=Object 3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i</mi>
                    <mi>.</mi>
                    <mrow>
                      <mi>i</mi>
                      <mo stretchy="false">∈</mo>
                      <mrow>
                        <mi mathvariant="italic">els</mi>
                        <mo stretchy="false">∧</mo>
                        <mrow>
                          <mo fence="true" stretchy="false">(</mo>
                          <mrow>
                            <mrow>
                              <mi mathvariant="italic">env</mi>
                              <mi>▹</mi>
                              <mi>i</mi>
                              <mo stretchy="false">⇒</mo>
                              <msub>
                                <mi>v</mi>
                                <mi>i</mi>
                              </msub>
                              <mi mathvariant="normal">:</mi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i mathvariant="italic">Set</mi>
                <mrow>
                  <mo fence="true" stretchy="false">(</mo>
                  <mrow>
                    <mrow>
                      <mi mathvariant="italic">els</mi>
                      <mi>,</mi>
                      <mi mathvariant="italic">type</mi>
                    </mrow>
                  </mrow>
                  <mo fence="true" stretchy="false">)</mo>
                </mrow>
                <mo stretchy="false">⇒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space width="0.5em"/>
                      <mi mathvariant="normal">:</mi>
                      <mspace width="0.5em"/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i mathvariant="normal">:</mi>
                <mi>t</mi>
              </mrow>
            </mfrac>
          </mrow>
        </mtd>
      </mtr>
    </mtable>
    <annotation encoding="StarMath 5.0">env ▹ type drarrow String(t:string),
{  }newline{  }
{(forall i. i in els and (env ▹i drarrow v_i:t))} 
over 
{ env ▹ Set(els, type) drarrow 
	lbrace v_i `:` i in els rbrace:t 
}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 mathvariant="italic">el</mi>
            <mo stretchy="false">⇒</mo>
            <mi>w</mi>
            <mi mathvariant="normal">:</mi>
            <mi mathvariant="italic">el</mi>
            <mtext>_</mtext>
            <mi mathvariant="italic">type</mi>
            <mi>,</mi>
            <mrow/>
          </mrow>
        </mtd>
      </mtr>
      <mtr>
        <mtd>
          <mrow>
            <mrow/>
            <mfrac>
              <mrow>
                <mi mathvariant="italic">el</mi>
                <mtext>_</mtext>
                <mrow>
                  <mi mathvariant="italic">type</mi>
                  <mo stretchy="false">=</mo>
                  <mi>t</mi>
                </mrow>
              </mrow>
              <mrow>
                <mi mathvariant="italic">env</mi>
                <mi>▹</mi>
                <mi mathvariant="italic">Remove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  <mi>,</mi>
                      <mi mathvariant="italic">el</mi>
                    </mrow>
                  </mrow>
                  <mo fence="true" stretchy="false">)</mo>
                </mrow>
                <mo stretchy="false">⇒</mo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o stretchy="false">∖</mo>
                  <mrow>
                    <mo fence="true" stretchy="false">{</mo>
                    <mrow>
                      <mi>w</mi>
                    </mrow>
                    <mo fence="true" stretchy="false">}</mo>
                  </mrow>
                </mrow>
                <mi mathvariant="normal">:</mi>
                <mi>t</mi>
              </mrow>
            </mfrac>
          </mrow>
        </mtd>
      </mtr>
    </mtable>
    <annotation encoding="StarMath 5.0">env ▹ type drarrow String(t:string),
{  }newline{  }
env ▹ Set(els, type) drarrow lbrace v_i : i in els rbrace:t,
{  }newline{  }
env ▹ el drarrow w:el"_"type,
{  }newline{  }
{el"_"type = t}
over 
{  env ▹ Remove(Set(els, type), el) drarrow 
	lbrace v_i : i in els rbrace setminus  lbrace w rbrace:t
}</annotation>
  </semantics>
</math>
</file>

<file path=Object 5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 mathvariant="italic">el</mi>
            <mo stretchy="false">⇒</mo>
            <mi>w</mi>
            <mi mathvariant="normal">:</mi>
            <mi mathvariant="italic">el</mi>
            <mtext>_</mtext>
            <mi mathvariant="italic">type</mi>
            <mi>,</mi>
            <mrow/>
          </mrow>
        </mtd>
      </mtr>
      <mtr>
        <mtd>
          <mrow>
            <mrow/>
            <mfrac>
              <mrow>
                <mi mathvariant="italic">el</mi>
                <mtext>_</mtext>
                <mrow>
                  <mi mathvariant="italic">type</mi>
                  <mo stretchy="false">=</mo>
                  <mi>t</mi>
                </mrow>
              </mrow>
              <mrow>
                <mi mathvariant="italic">env</mi>
                <mi>▹</mi>
                <mi mathvariant="italic">Insert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  <mi>,</mi>
                      <mi mathvariant="italic">el</mi>
                    </mrow>
                  </mrow>
                  <mo fence="true" stretchy="false">)</mo>
                </mrow>
                <mo stretchy="false">⇒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i>U</mi>
                <mrow>
                  <mo fence="true" stretchy="false">{</mo>
                  <mrow>
                    <mi>w</mi>
                  </mrow>
                  <mo fence="true" stretchy="false">}</mo>
                </mrow>
                <mi mathvariant="normal">:</mi>
                <mi>t</mi>
              </mrow>
            </mfrac>
          </mrow>
        </mtd>
      </mtr>
    </mtable>
    <annotation encoding="StarMath 5.0">env ▹ type drarrow String(t:string),
{  }newline{  }
env ▹ Set(els, type) drarrow lbrace v_i : i in els rbrace:t,
{  }newline{  }
env ▹ el drarrow w:el"_"type,
{  }newline{  }
{el"_"type = t}
over 
{ env ▹ Insert(Set(els, type), el) drarrow 
	lbrace v_i : i in els rbrace U lbrace w rbrace:t
}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i mathvariant="italic">env</mi>
                <mi>▹</mi>
                <mi mathvariant="italic">Set</mi>
                <mrow>
                  <mo fence="true" stretchy="false">(</mo>
                  <mrow>
                    <mrow>
                      <mi mathvariant="italic">els</mi>
                      <mi>,</mi>
                      <mi mathvariant="italic">type</mi>
                    </mrow>
                  </mrow>
                  <mo fence="true" stretchy="false">)</mo>
                </mrow>
                <mo stretchy="false">⇒</mo>
                <mi mathvariant="normal">∅</mi>
                <mi mathvariant="normal">:</mi>
                <mi>t</mi>
              </mrow>
              <mrow>
                <mi mathvariant="italic">env</mi>
                <mi>▹</mi>
                <mi mathvariant="italic">IsEmpty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nv ▹ type drarrow String(t:string),
{  }newline{  }
{env ▹ Set(els, type) drarrow emptyset:t}
over 
{  env ▹ IsEmpty(Set(els, type)) drarrow Bool(true)
}</annotation>
  </semantics>
</math>
</file>

<file path=Object 7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o stretchy="false">≠</mo>
                <mi mathvariant="normal">∅</mi>
              </mrow>
              <mrow>
                <mi mathvariant="italic">env</mi>
                <mi>▹</mi>
                <mi mathvariant="italic">IsEmpty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nv ▹ type drarrow String(t:string),
{  }newline{  }
env ▹ Set(els, type) drarrow lbrace v_i : i in els rbrace:t,
{  }newline{  }
{ lbrace v_i : i in els rbrace  &lt;&gt; emptyset }
over 
{  env ▹ IsEmpty(Set(els, type)) drarrow Bool(false)
}</annotation>
  </semantics>
</math>
</file>

<file path=Object 8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elem</mi>
            <mo stretchy="false">⇒</mo>
            <mi>w</mi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frac>
              <mrow>
                <mi>w</mi>
                <mo stretchy="false">∈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Contains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  <mi>,</mi>
                      <mi mathvariant="italic">elem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nv ▹ type drarrow String(t:string),
{  }newline{  }
env ▹ elem drarrow w:t,
{}newline{}
env ▹ Set(els, type) drarrow lbrace v_i : i in els rbrace:t,
{}newline{}
{w in lbrace v_i : i in els rbrace}
over 
{env ▹ Contains(Set(els, type), elem) drarrow Bool(true)}</annotation>
  </semantics>
</math>
</file>

<file path=Object 9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elem</mi>
            <mo stretchy="false">⇒</mo>
            <mi>w</mi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frac>
              <mrow>
                <mi>w</mi>
                <mo stretchy="false">∉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Contains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  <mi>,</mi>
                      <mi mathvariant="italic">elem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nv ▹ type drarrow String(t:string),
{  }newline{  }
env ▹ elem drarrow w:t,
{}newline{}
env ▹ Set(els, type) drarrow lbrace v_i : i in els rbrace:t,
{}newline{}
{w notin lbrace v_i : i in els rbrace} 
over 
{env ▹ Contains(Set(els, type), elem) drarrow Bool(false)}</annotation>
  </semantics>
</math>
</file>